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ee6ef" draw:textarea-horizontal-align="justify" draw:textarea-vertical-align="top" draw:auto-grow-height="false" fo:min-height="4.322cm" fo:min-width="9.91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4.19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08cm" fo:min-width="0.93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fill="solid" draw:fill-color="#dee6ef" draw:textarea-horizontal-align="justify" draw:textarea-vertical-align="top" draw:auto-grow-height="false" fo:min-height="11.942cm" fo:min-width="17.78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3.56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3.56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3.183cm"/>
      <style:paragraph-properties style:writing-mode="lr-tb"/>
    </style:style>
    <style:style style:name="gr10" style:family="graphic" style:parent-style-name="standard">
      <style:graphic-properties draw:fill="solid" draw:fill-color="#dee6ef" draw:textarea-horizontal-align="justify" draw:textarea-vertical-align="top" draw:auto-grow-height="false" fo:min-height="2.925cm" fo:min-width="17.78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401cm" fo:min-width="4.58cm"/>
      <style:paragraph-properties style:writing-mode="lr-tb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ee6e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414cm" svg:height="4.572cm" svg:x="4.937cm" svg:y="4.302cm">
          <text:p text:style-name="P1">Fmc1553</text:p>
          <text:p text:style-name="P1">Ca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2.413cm" svg:x="5.318cm" svg:y="6.08cm">
          <text:p text:style-name="P1">DAC</text:p>
          <text:p text:style-name="P1">250Mhz LVD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2.413cm" svg:x="10.398cm" svg:y="6.08cm">
          <text:p text:style-name="P1">ADC</text:p>
          <text:p text:style-name="P1">500Mhz JES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32cm" svg:height="1.778cm" svg:x="6.588cm" svg:y="1.381cm">
          <text:p text:style-name="P1">1553</text:p>
          <text:p text:style-name="P1">A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811cm" svg:y1="3.032cm" svg:x2="12.811cm" svg:y2="6.08cm">
          <text:p/>
        </draw:line>
        <draw:line draw:style-name="gr4" draw:text-style-name="P3" draw:layer="layout" svg:x1="7.604cm" svg:y1="6.08cm" svg:x2="7.604cm" svg:y2="3.159cm">
          <text:p/>
        </draw:line>
        <draw:custom-shape draw:style-name="gr3" draw:text-style-name="P1" draw:layer="layout" svg:width="2.032cm" svg:height="1.778cm" svg:x="11.795cm" svg:y="1.381cm">
          <text:p text:style-name="P1">1553</text:p>
          <text:p text:style-name="P1">A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8.288cm" svg:height="12.192cm" svg:x="1.254cm" svg:y="11.16cm">
          <text:p text:style-name="P1">FPGA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604cm" svg:y1="12.049cm" svg:x2="7.604cm" svg:y2="8.493cm">
          <text:p/>
        </draw:line>
        <draw:line draw:style-name="gr4" draw:text-style-name="P3" draw:layer="layout" svg:x1="12.811cm" svg:y1="8.493cm" svg:x2="12.811cm" svg:y2="12.049cm">
          <text:p/>
        </draw:line>
        <draw:custom-shape draw:style-name="gr6" draw:text-style-name="P4" draw:layer="layout" svg:width="4.064cm" svg:height="2.032cm" svg:x="10.906cm" svg:y="12.049cm">
          <text:p text:style-name="P4"><text:span text:style-name="T1">ADC</text:span></text:p>
          <text:p text:style-name="P4"><text:span text:style-name="T1">JESD CORE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064cm" svg:height="2.032cm" svg:x="5.445cm" svg:y="12.049cm">
          <text:p text:style-name="P4"><text:span text:style-name="T1">DAC </text:span></text:p>
          <text:p text:style-name="P4"><text:span text:style-name="T1">LVDS COR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064cm" svg:height="1.27cm" svg:x="5.953cm" svg:y="14.589cm">
          <text:p text:style-name="P4"><text:span text:style-name="T1">DAC Switch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064cm" svg:height="1.27cm" svg:x="5.953cm" svg:y="16.367cm">
          <text:p text:style-name="P4"><text:span text:style-name="T1">Diff TO DAC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064cm" svg:height="1.27cm" svg:x="5.953cm" svg:y="18.145cm">
          <text:p text:style-name="P4"><text:span text:style-name="T1">1553 Encod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064cm" svg:height="1.27cm" svg:x="5.953cm" svg:y="19.923cm">
          <text:p text:style-name="P4"><text:span text:style-name="T1">String Decod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064cm" svg:height="1.27cm" svg:x="7.985cm" svg:y="21.701cm">
          <text:p text:style-name="P4"><text:span text:style-name="T1">Xilinx FIFO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064cm" svg:height="1.27cm" svg:x="10.398cm" svg:y="16.367cm">
          <text:p text:style-name="P4"><text:span text:style-name="T1">ADC TO Diff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064cm" svg:height="1.27cm" svg:x="10.398cm" svg:y="18.145cm">
          <text:p text:style-name="P4"><text:span text:style-name="T1">1553 Decod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064cm" svg:height="1.27cm" svg:x="10.398cm" svg:y="19.923cm">
          <text:p text:style-name="P4"><text:span text:style-name="T1">String Encoder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81cm" svg:height="1.27cm" svg:x="1.635cm" svg:y="14.589cm">
          <text:p text:style-name="P4"><text:span text:style-name="T1">DMA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683cm" svg:height="1.27cm" svg:x="15.097cm" svg:y="14.462cm">
          <text:p text:style-name="P4"><text:span text:style-name="T1">DMA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811cm" svg:y1="14.081cm" svg:x2="12.811cm" svg:y2="16.367cm">
          <text:p/>
        </draw:line>
        <draw:line draw:style-name="gr4" draw:text-style-name="P3" draw:layer="layout" svg:x1="12.811cm" svg:y1="15.097cm" svg:x2="15.097cm" svg:y2="15.097cm">
          <text:p/>
        </draw:line>
        <draw:line draw:style-name="gr4" draw:text-style-name="P3" draw:layer="layout" svg:x1="7.731cm" svg:y1="14.589cm" svg:x2="7.731cm" svg:y2="14.081cm">
          <text:p/>
        </draw:line>
        <draw:line draw:style-name="gr4" draw:text-style-name="P3" draw:layer="layout" svg:x1="7.731cm" svg:y1="16.367cm" svg:x2="7.731cm" svg:y2="15.859cm">
          <text:p/>
        </draw:line>
        <draw:line draw:style-name="gr4" draw:text-style-name="P3" draw:layer="layout" svg:x1="7.731cm" svg:y1="18.145cm" svg:x2="7.731cm" svg:y2="17.637cm">
          <text:p/>
        </draw:line>
        <draw:line draw:style-name="gr4" draw:text-style-name="P3" draw:layer="layout" svg:x1="7.731cm" svg:y1="19.923cm" svg:x2="7.731cm" svg:y2="19.415cm">
          <text:p/>
        </draw:line>
        <draw:line draw:style-name="gr4" draw:text-style-name="P3" draw:layer="layout" svg:x1="9.382cm" svg:y1="21.701cm" svg:x2="9.382cm" svg:y2="21.193cm">
          <text:p/>
        </draw:line>
        <draw:line draw:style-name="gr4" draw:text-style-name="P3" draw:layer="layout" svg:x1="5.445cm" svg:y1="15.224cm" svg:x2="5.953cm" svg:y2="15.224cm">
          <text:p/>
        </draw:line>
        <draw:line draw:style-name="gr4" draw:text-style-name="P3" draw:layer="layout" svg:x1="12.811cm" svg:y1="17.637cm" svg:x2="12.811cm" svg:y2="18.145cm">
          <text:p/>
        </draw:line>
        <draw:line draw:style-name="gr4" draw:text-style-name="P3" draw:layer="layout" svg:x1="12.811cm" svg:y1="19.415cm" svg:x2="12.811cm" svg:y2="19.923cm">
          <text:p/>
        </draw:line>
        <draw:line draw:style-name="gr4" draw:text-style-name="P3" draw:layer="layout" svg:x1="11.033cm" svg:y1="21.193cm" svg:x2="11.033cm" svg:y2="21.701cm">
          <text:p/>
        </draw:line>
        <draw:custom-shape draw:style-name="gr10" draw:text-style-name="P2" draw:layer="layout" svg:width="18.288cm" svg:height="3.175cm" svg:x="1.254cm" svg:y="25.257cm">
          <text:p text:style-name="P1">Linux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159cm" svg:y1="25.892cm" svg:x2="3.159cm" svg:y2="15.859cm">
          <text:p/>
        </draw:line>
        <draw:line draw:style-name="gr4" draw:text-style-name="P3" draw:layer="layout" svg:x1="18.145cm" svg:y1="15.732cm" svg:x2="18.145cm" svg:y2="26.019cm">
          <text:p/>
        </draw:line>
        <draw:custom-shape draw:style-name="gr11" draw:text-style-name="P4" draw:layer="layout" svg:width="5.08cm" svg:height="1.651cm" svg:x="1.508cm" svg:y="26.019cm">
          <text:p text:style-name="P4"><text:span text:style-name="T1">LVDS IIO Dri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08cm" svg:height="1.651cm" svg:x="7.731cm" svg:y="26.019cm">
          <text:p text:style-name="P4"><text:span text:style-name="T1">AXIS FIFO Dri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08cm" svg:height="1.651cm" svg:x="13.954cm" svg:y="26.019cm">
          <text:p text:style-name="P4"><text:span text:style-name="T1">AD9280 IIO Driver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9.382cm" svg:y1="22.971cm" svg:x2="9.382cm" svg:y2="26.01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12:24:36.004254703</meta:creation-date>
    <meta:generator>LibreOffice/6.4.7.2$Linux_X86_64 LibreOffice_project/40$Build-2</meta:generator>
    <dc:date>2021-08-13T12:46:18.858980816</dc:date>
    <meta:editing-duration>PT10M51S</meta:editing-duration>
    <meta:editing-cycles>2</meta:editing-cycles>
    <meta:document-statistic meta:object-count="40"/>
  </office:meta>
</office:document-meta>
</file>